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Roboto" svg:font-family="Roboto" style:font-pitch="variable"/>
    <style:font-face style:name="Arial" svg:font-family="Arial" style:font-family-generic="roman" style:font-pitch="variable"/>
    <style:font-face style:name="Nova Mono" svg:font-family="'Nova Mono'" style:font-family-generic="roman" style:font-pitch="variable"/>
    <style:font-face style:name="Roboto1"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2" svg:font-family="Roboto" style:font-family-generic="system" style:font-pitch="variable"/>
  </office:font-face-decls>
  <office:automatic-styles>
    <style:style style:name="P1" style:family="paragraph" style:parent-style-name="normal">
      <style:paragraph-properties fo:line-height="100%"/>
    </style:style>
    <style:style style:name="P2" style:family="paragraph" style:parent-style-name="normal">
      <style:paragraph-properties fo:line-height="100%"/>
      <style:text-properties officeooo:paragraph-rsid="000ed7c1"/>
    </style:style>
    <style:style style:name="P3" style:family="paragraph" style:parent-style-name="normal">
      <style:paragraph-properties fo:line-height="100%"/>
      <style:text-properties officeooo:paragraph-rsid="00146a75"/>
    </style:style>
    <style:style style:name="P4" style:family="paragraph" style:parent-style-name="normal">
      <style:paragraph-properties fo:line-height="100%"/>
      <style:text-properties style:font-name="Roboto1" fo:font-size="18pt" fo:background-color="#ffffff" style:font-name-asian="Roboto2" style:font-size-asian="18pt" style:font-name-complex="Roboto2" style:font-size-complex="18pt"/>
    </style:style>
    <style:style style:name="P5" style:family="paragraph" style:parent-style-name="normal">
      <style:paragraph-properties fo:line-height="100%"/>
      <style:text-properties style:font-name="Roboto1" fo:font-size="14pt" fo:background-color="#ffffff" style:font-name-asian="Roboto2" style:font-size-asian="14pt" style:font-name-complex="Roboto2" style:font-size-complex="14pt"/>
    </style:style>
    <style:style style:name="P6" style:family="paragraph" style:parent-style-name="normal">
      <style:paragraph-properties fo:line-height="100%"/>
      <style:text-properties fo:color="#303030" style:font-name="Roboto1" fo:font-size="18pt" style:font-name-asian="Roboto2" style:font-size-asian="18pt" style:font-name-complex="Roboto2" style:font-size-complex="18pt"/>
    </style:style>
    <style:style style:name="P7" style:family="paragraph" style:parent-style-name="normal">
      <style:paragraph-properties fo:line-height="100%"/>
      <style:text-properties fo:font-size="18pt" officeooo:rsid="000a7fc1" officeooo:paragraph-rsid="000a7fc1" style:font-size-asian="18pt" style:font-size-complex="18pt"/>
    </style:style>
    <style:style style:name="P8" style:family="paragraph" style:parent-style-name="normal">
      <style:paragraph-properties fo:line-height="100%"/>
      <style:text-properties fo:font-size="18pt" officeooo:rsid="000ae551" officeooo:paragraph-rsid="000ae551" style:font-size-asian="18pt" style:font-size-complex="18pt"/>
    </style:style>
    <style:style style:name="P9" style:family="paragraph" style:parent-style-name="normal">
      <style:paragraph-properties fo:line-height="100%"/>
      <style:text-properties officeooo:rsid="0008a25f" officeooo:paragraph-rsid="0008a25f"/>
    </style:style>
    <style:style style:name="P10" style:family="paragraph" style:parent-style-name="normal">
      <style:paragraph-properties fo:line-height="100%"/>
      <style:text-properties fo:font-weight="bold" officeooo:rsid="000e3cc0" officeooo:paragraph-rsid="000e3cc0" style:font-weight-asian="bold" style:font-weight-complex="bold"/>
    </style:style>
    <style:style style:name="P11" style:family="paragraph" style:parent-style-name="normal">
      <style:paragraph-properties fo:line-height="100%"/>
      <style:text-properties officeooo:rsid="0008ab88" officeooo:paragraph-rsid="0008ab88"/>
    </style:style>
    <style:style style:name="P12" style:family="paragraph" style:parent-style-name="normal">
      <style:paragraph-properties fo:line-height="100%"/>
      <style:text-properties officeooo:rsid="0008f0de" officeooo:paragraph-rsid="0008f0de"/>
    </style:style>
    <style:style style:name="P13" style:family="paragraph" style:parent-style-name="normal">
      <style:paragraph-properties fo:line-height="100%"/>
      <style:text-properties style:font-name="Roboto" fo:font-size="18pt" officeooo:rsid="0008f0de" officeooo:paragraph-rsid="0008f0de" style:font-size-asian="18pt" style:font-size-complex="18pt"/>
    </style:style>
    <style:style style:name="P14" style:family="paragraph" style:parent-style-name="normal">
      <style:paragraph-properties fo:line-height="100%"/>
      <style:text-properties officeooo:rsid="000cb682" officeooo:paragraph-rsid="000cb682"/>
    </style:style>
    <style:style style:name="P15" style:family="paragraph" style:parent-style-name="normal">
      <style:paragraph-properties fo:line-height="100%"/>
      <style:text-properties officeooo:rsid="000ce09e" officeooo:paragraph-rsid="000ce09e"/>
    </style:style>
    <style:style style:name="P16" style:family="paragraph" style:parent-style-name="normal">
      <style:paragraph-properties fo:line-height="100%"/>
      <style:text-properties officeooo:rsid="000e3cc0" officeooo:paragraph-rsid="000e3cc0"/>
    </style:style>
    <style:style style:name="P17" style:family="paragraph" style:parent-style-name="normal">
      <style:paragraph-properties fo:line-height="100%"/>
      <style:text-properties officeooo:rsid="000ed7c1" officeooo:paragraph-rsid="000ed7c1"/>
    </style:style>
    <style:style style:name="P18" style:family="paragraph" style:parent-style-name="normal">
      <style:paragraph-properties fo:line-height="100%"/>
      <style:text-properties officeooo:rsid="00108097" officeooo:paragraph-rsid="00108097"/>
    </style:style>
    <style:style style:name="P19" style:family="paragraph" style:parent-style-name="normal">
      <style:paragraph-properties fo:line-height="100%"/>
      <style:text-properties officeooo:rsid="00123ff0" officeooo:paragraph-rsid="001251cd"/>
    </style:style>
    <style:style style:name="P20" style:family="paragraph" style:parent-style-name="normal">
      <style:paragraph-properties fo:line-height="100%"/>
      <style:text-properties officeooo:rsid="001251cd" officeooo:paragraph-rsid="001251cd"/>
    </style:style>
    <style:style style:name="P21" style:family="paragraph" style:parent-style-name="normal">
      <style:paragraph-properties fo:line-height="100%"/>
      <style:text-properties officeooo:rsid="00146a75" officeooo:paragraph-rsid="00146a75"/>
    </style:style>
    <style:style style:name="P22" style:family="paragraph" style:parent-style-name="normal">
      <style:paragraph-properties fo:line-height="100%"/>
      <style:text-properties officeooo:rsid="001577ec" officeooo:paragraph-rsid="001577ec"/>
    </style:style>
    <style:style style:name="P23" style:family="paragraph" style:parent-style-name="normal">
      <style:paragraph-properties fo:line-height="100%"/>
      <style:text-properties officeooo:rsid="001ab2ef" officeooo:paragraph-rsid="001ab2ef"/>
    </style:style>
    <style:style style:name="P24" style:family="paragraph" style:parent-style-name="normal">
      <style:paragraph-properties fo:margin-top="0.1528in" fo:margin-bottom="0.1528in" loext:contextual-spacing="false" fo:line-height="100%"/>
      <style:text-properties officeooo:rsid="001c768e" officeooo:paragraph-rsid="001c768e"/>
    </style:style>
    <style:style style:name="P25" style:family="paragraph" style:parent-style-name="normal" style:master-page-name="Standard">
      <style:paragraph-properties fo:line-height="100%" style:page-number="1"/>
      <style:text-properties fo:color="#a7074b" style:font-name="Roboto1" fo:font-size="20pt" fo:font-weight="bold" style:font-name-asian="Roboto2" style:font-size-asian="20pt" style:font-weight-asian="bold" style:font-name-complex="Roboto2" style:font-size-complex="20pt"/>
    </style:style>
    <style:style style:name="P26" style:family="paragraph" style:parent-style-name="normal">
      <style:paragraph-properties fo:line-height="100%"/>
      <style:text-properties style:font-name="Roboto1" fo:font-size="18pt" style:font-name-asian="Roboto2" style:font-size-asian="18pt" style:font-name-complex="Roboto2" style:font-size-complex="18pt"/>
    </style:style>
    <style:style style:name="P27" style:family="paragraph" style:parent-style-name="normal">
      <style:paragraph-properties fo:line-height="100%"/>
      <style:text-properties style:font-name="Roboto1" fo:font-size="18pt" fo:background-color="#ffffff" style:font-name-asian="Roboto2" style:font-size-asian="18pt" style:font-name-complex="Roboto2" style:font-size-complex="18pt"/>
    </style:style>
    <style:style style:name="P28" style:family="paragraph" style:parent-style-name="normal">
      <style:paragraph-properties fo:line-height="100%"/>
      <style:text-properties style:font-name="Roboto1" fo:font-size="14pt" fo:background-color="#ffffff" style:font-name-asian="Roboto2" style:font-size-asian="14pt" style:font-name-complex="Roboto2" style:font-size-complex="14pt"/>
    </style:style>
    <style:style style:name="P29" style:family="paragraph" style:parent-style-name="normal">
      <style:paragraph-properties fo:line-height="100%"/>
      <style:text-properties style:font-name="Roboto1" fo:font-size="14pt" officeooo:rsid="0008a25f" officeooo:paragraph-rsid="0008a25f" fo:background-color="#ffffff" style:font-name-asian="Roboto2" style:font-size-asian="14pt" style:font-name-complex="Roboto2" style:font-size-complex="14pt"/>
    </style:style>
    <style:style style:name="P30" style:family="paragraph" style:parent-style-name="normal">
      <style:paragraph-properties fo:line-height="100%"/>
      <style:text-properties style:font-name="Roboto1" fo:font-size="14pt" fo:font-weight="bold" officeooo:rsid="0008a25f" officeooo:paragraph-rsid="0008a25f" fo:background-color="#ffffff" style:font-name-asian="Roboto2" style:font-size-asian="14pt" style:font-weight-asian="bold" style:font-name-complex="Roboto2" style:font-size-complex="14pt" style:font-weight-complex="bold"/>
    </style:style>
    <style:style style:name="P31" style:family="paragraph" style:parent-style-name="normal">
      <style:paragraph-properties fo:line-height="100%"/>
      <style:text-properties style:font-name="Nova Mono" fo:font-size="14pt" fo:background-color="#ffffff" style:font-name-asian="Nova Mono1" style:font-size-asian="14pt" style:font-name-complex="Nova Mono1" style:font-size-complex="14pt"/>
    </style:style>
    <style:style style:name="P32" style:family="paragraph" style:parent-style-name="normal">
      <style:paragraph-properties fo:line-height="100%"/>
      <style:text-properties fo:color="#a7074b" style:font-name="Roboto1" fo:font-size="20pt" fo:font-weight="bold" style:font-name-asian="Roboto2" style:font-size-asian="20pt" style:font-weight-asian="bold" style:font-name-complex="Roboto2" style:font-size-complex="20pt"/>
    </style:style>
    <style:style style:name="P33" style:family="paragraph" style:parent-style-name="normal">
      <style:paragraph-properties fo:line-height="100%"/>
      <style:text-properties fo:color="#a7074b" style:font-name="Roboto1" fo:font-size="20pt" fo:font-weight="bold" officeooo:rsid="000ce09e" officeooo:paragraph-rsid="000ce09e" style:font-name-asian="Roboto2" style:font-size-asian="20pt" style:font-weight-asian="bold" style:font-name-complex="Roboto2" style:font-size-complex="20pt"/>
    </style:style>
    <style:style style:name="P34" style:family="paragraph" style:parent-style-name="normal">
      <style:paragraph-properties fo:line-height="100%"/>
      <style:text-properties fo:color="#a7074b" style:font-name="Roboto1" fo:font-size="20pt" fo:font-weight="bold" officeooo:rsid="000a7fc1" officeooo:paragraph-rsid="000a7fc1" fo:background-color="#ffffff" style:font-name-asian="Roboto2" style:font-size-asian="20pt" style:font-weight-asian="bold" style:font-name-complex="Roboto2" style:font-size-complex="20pt"/>
    </style:style>
    <style:style style:name="P35" style:family="paragraph" style:parent-style-name="normal">
      <style:paragraph-properties fo:line-height="100%"/>
      <style:text-properties fo:color="#303030" style:font-name="Roboto1" fo:font-size="18pt" style:font-name-asian="Roboto2" style:font-size-asian="18pt" style:font-name-complex="Roboto2" style:font-size-complex="18pt"/>
    </style:style>
    <style:style style:name="P36" style:family="paragraph" style:parent-style-name="normal">
      <style:paragraph-properties fo:line-height="100%"/>
      <style:text-properties fo:color="#303030" style:font-name="Roboto1" fo:font-size="18pt" officeooo:rsid="0008ab88" officeooo:paragraph-rsid="0008ab88" style:font-name-asian="Roboto2" style:font-size-asian="18pt" style:font-name-complex="Roboto2" style:font-size-complex="18pt"/>
    </style:style>
    <style:style style:name="P37" style:family="paragraph" style:parent-style-name="normal">
      <style:paragraph-properties fo:line-height="100%"/>
      <style:text-properties fo:color="#303030" style:font-name="Roboto1" fo:font-size="18pt" officeooo:rsid="0008f0de" officeooo:paragraph-rsid="0008f0de" style:font-name-asian="Roboto2" style:font-size-asian="18pt" style:font-name-complex="Roboto2" style:font-size-complex="18pt"/>
    </style:style>
    <style:style style:name="P38" style:family="paragraph" style:parent-style-name="normal">
      <style:paragraph-properties fo:line-height="100%"/>
      <style:text-properties fo:color="#303030" style:font-name="Roboto1" fo:font-size="18pt" officeooo:rsid="000cb682" officeooo:paragraph-rsid="000cb682" style:font-name-asian="Roboto2" style:font-size-asian="18pt" style:font-name-complex="Roboto2" style:font-size-complex="18pt"/>
    </style:style>
    <style:style style:name="P39" style:family="paragraph" style:parent-style-name="normal">
      <style:paragraph-properties fo:line-height="100%"/>
      <style:text-properties fo:color="#303030" style:font-name="Roboto1" fo:font-size="18pt" officeooo:rsid="000ce09e" officeooo:paragraph-rsid="000ce09e" style:font-name-asian="Roboto2" style:font-size-asian="18pt" style:font-name-complex="Roboto2" style:font-size-complex="18pt"/>
    </style:style>
    <style:style style:name="P40" style:family="paragraph" style:parent-style-name="normal">
      <style:paragraph-properties fo:line-height="100%"/>
      <style:text-properties fo:color="#303030" style:font-name="Roboto1" fo:font-size="18pt" officeooo:rsid="000e3cc0" officeooo:paragraph-rsid="000e3cc0" style:font-name-asian="Roboto2" style:font-size-asian="18pt" style:font-name-complex="Roboto2" style:font-size-complex="18pt"/>
    </style:style>
    <style:style style:name="P41" style:family="paragraph" style:parent-style-name="normal">
      <style:paragraph-properties fo:line-height="100%"/>
      <style:text-properties fo:color="#303030" style:font-name="Roboto1" fo:font-size="18pt" officeooo:rsid="000ed7c1" officeooo:paragraph-rsid="000ed7c1" style:font-name-asian="Roboto2" style:font-size-asian="18pt" style:font-name-complex="Roboto2" style:font-size-complex="18pt"/>
    </style:style>
    <style:style style:name="P42" style:family="paragraph" style:parent-style-name="normal">
      <style:paragraph-properties fo:line-height="100%"/>
      <style:text-properties fo:color="#303030" style:font-name="Roboto1" fo:font-size="18pt" officeooo:rsid="00108097" officeooo:paragraph-rsid="00108097" style:font-name-asian="Roboto2" style:font-size-asian="18pt" style:font-name-complex="Roboto2" style:font-size-complex="18pt"/>
    </style:style>
    <style:style style:name="P43" style:family="paragraph" style:parent-style-name="normal">
      <style:paragraph-properties fo:line-height="100%"/>
      <style:text-properties fo:color="#303030" style:font-name="Roboto1" fo:font-size="18pt" officeooo:rsid="001577ec" officeooo:paragraph-rsid="001577ec" style:font-name-asian="Roboto2" style:font-size-asian="18pt" style:font-name-complex="Roboto2" style:font-size-complex="18pt"/>
    </style:style>
    <style:style style:name="P44" style:family="paragraph" style:parent-style-name="normal">
      <style:paragraph-properties fo:line-height="100%"/>
      <style:text-properties fo:color="#303030" style:font-name="Roboto1" fo:font-size="18pt" officeooo:rsid="001ab2ef" officeooo:paragraph-rsid="001ab2ef" style:font-name-asian="Roboto2" style:font-size-asian="18pt" style:font-name-complex="Roboto2" style:font-size-complex="18pt"/>
    </style:style>
    <style:style style:name="P45" style:family="paragraph" style:parent-style-name="normal">
      <style:paragraph-properties fo:line-height="100%"/>
      <style:text-properties fo:color="#303030" style:font-name="Roboto1" fo:font-size="18pt" officeooo:rsid="00176b81" officeooo:paragraph-rsid="00176b81" style:font-name-asian="Roboto2" style:font-size-asian="18pt" style:font-name-complex="Roboto2" style:font-size-complex="18pt"/>
    </style:style>
    <style:style style:name="P46" style:family="paragraph" style:parent-style-name="normal">
      <style:paragraph-properties fo:line-height="100%"/>
      <style:text-properties fo:color="#303030" style:font-name="Roboto1" fo:font-size="18pt" officeooo:rsid="0018c247" officeooo:paragraph-rsid="0018c247" style:font-name-asian="Roboto2" style:font-size-asian="18pt" style:font-name-complex="Roboto2" style:font-size-complex="18pt"/>
    </style:style>
    <style:style style:name="P47" style:family="paragraph" style:parent-style-name="normal">
      <style:paragraph-properties fo:line-height="100%"/>
      <style:text-properties fo:color="#303030" style:font-name="Roboto1" fo:font-size="18pt" fo:font-weight="bold" officeooo:rsid="0008a25f" officeooo:paragraph-rsid="0008a25f" style:font-name-asian="Roboto2" style:font-size-asian="18pt" style:font-weight-asian="bold" style:font-name-complex="Roboto2" style:font-size-complex="18pt" style:font-weight-complex="bold"/>
    </style:style>
    <style:style style:name="P48" style:family="paragraph" style:parent-style-name="normal">
      <style:paragraph-properties fo:line-height="100%"/>
      <style:text-properties fo:color="#303030" style:font-name="Roboto1" fo:font-size="18pt" fo:font-weight="bold" officeooo:rsid="0008ab88" officeooo:paragraph-rsid="0008ab88" style:font-name-asian="Roboto2" style:font-size-asian="18pt" style:font-weight-asian="bold" style:font-name-complex="Roboto2" style:font-size-complex="18pt" style:font-weight-complex="bold"/>
    </style:style>
    <style:style style:name="P49" style:family="paragraph" style:parent-style-name="normal">
      <style:paragraph-properties fo:line-height="100%"/>
      <style:text-properties fo:color="#303030" style:font-name="Roboto1" fo:font-size="18pt" fo:font-weight="bold" officeooo:rsid="0008f0de" officeooo:paragraph-rsid="0008f0de" style:font-name-asian="Roboto2" style:font-size-asian="18pt" style:font-weight-asian="bold" style:font-name-complex="Roboto2" style:font-size-complex="18pt" style:font-weight-complex="bold"/>
    </style:style>
    <style:style style:name="P50" style:family="paragraph" style:parent-style-name="normal">
      <style:paragraph-properties fo:line-height="100%"/>
      <style:text-properties fo:color="#303030" style:font-name="Roboto1" fo:font-size="18pt" fo:font-weight="bold" officeooo:rsid="000cb682" officeooo:paragraph-rsid="000cb682" style:font-name-asian="Roboto2" style:font-size-asian="18pt" style:font-weight-asian="bold" style:font-name-complex="Roboto2" style:font-size-complex="18pt" style:font-weight-complex="bold"/>
    </style:style>
    <style:style style:name="P51" style:family="paragraph" style:parent-style-name="normal">
      <style:paragraph-properties fo:line-height="100%"/>
      <style:text-properties fo:color="#303030" style:font-name="Roboto1" fo:font-size="18pt" fo:font-weight="bold" officeooo:rsid="000ce09e" officeooo:paragraph-rsid="000ce09e" style:font-name-asian="Roboto2" style:font-size-asian="18pt" style:font-weight-asian="bold" style:font-name-complex="Roboto2" style:font-size-complex="18pt" style:font-weight-complex="bold"/>
    </style:style>
    <style:style style:name="P52" style:family="paragraph" style:parent-style-name="normal">
      <style:paragraph-properties fo:line-height="100%"/>
      <style:text-properties fo:color="#303030" style:font-name="Roboto1" fo:font-size="18pt" fo:font-weight="bold" officeooo:rsid="000e3cc0" officeooo:paragraph-rsid="000e3cc0" style:font-name-asian="Roboto2" style:font-size-asian="18pt" style:font-weight-asian="bold" style:font-name-complex="Roboto2" style:font-size-complex="18pt" style:font-weight-complex="bold"/>
    </style:style>
    <style:style style:name="P53" style:family="paragraph" style:parent-style-name="normal">
      <style:paragraph-properties fo:line-height="100%"/>
      <style:text-properties fo:color="#303030" style:font-name="Roboto1" fo:font-size="18pt" fo:font-weight="bold" officeooo:rsid="000ed7c1" officeooo:paragraph-rsid="000ed7c1" style:font-name-asian="Roboto2" style:font-size-asian="18pt" style:font-weight-asian="bold" style:font-name-complex="Roboto2" style:font-size-complex="18pt" style:font-weight-complex="bold"/>
    </style:style>
    <style:style style:name="P54" style:family="paragraph" style:parent-style-name="normal">
      <style:paragraph-properties fo:line-height="100%"/>
      <style:text-properties fo:color="#303030" style:font-name="Roboto1" fo:font-size="18pt" fo:font-weight="bold" officeooo:rsid="00108097" officeooo:paragraph-rsid="00108097" style:font-name-asian="Roboto2" style:font-size-asian="18pt" style:font-weight-asian="bold" style:font-name-complex="Roboto2" style:font-size-complex="18pt" style:font-weight-complex="bold"/>
    </style:style>
    <style:style style:name="P55" style:family="paragraph" style:parent-style-name="normal">
      <style:paragraph-properties fo:line-height="100%"/>
      <style:text-properties fo:color="#303030" style:font-name="Roboto1" fo:font-size="18pt" fo:font-weight="bold" officeooo:rsid="001577ec" officeooo:paragraph-rsid="001577ec" style:font-name-asian="Roboto2" style:font-size-asian="18pt" style:font-weight-asian="bold" style:font-name-complex="Roboto2" style:font-size-complex="18pt" style:font-weight-complex="bold"/>
    </style:style>
    <style:style style:name="P56" style:family="paragraph" style:parent-style-name="normal">
      <style:paragraph-properties fo:line-height="100%"/>
      <style:text-properties fo:color="#303030" style:font-name="Roboto1" fo:font-size="18pt" fo:font-weight="bold" officeooo:rsid="000a7fc1" officeooo:paragraph-rsid="000a7fc1" fo:background-color="#ffffff" style:font-name-asian="Roboto2" style:font-size-asian="18pt" style:font-weight-asian="bold" style:font-name-complex="Roboto2" style:font-size-complex="18pt" style:font-weight-complex="bold"/>
    </style:style>
    <style:style style:name="P57" style:family="paragraph" style:parent-style-name="normal">
      <style:paragraph-properties fo:line-height="100%"/>
      <style:text-properties fo:color="#303030" style:font-name="Roboto1" fo:font-size="18pt" fo:font-weight="bold" officeooo:rsid="000ae551" officeooo:paragraph-rsid="000ae551" fo:background-color="#ffffff" style:font-name-asian="Roboto2" style:font-size-asian="18pt" style:font-weight-asian="bold" style:font-name-complex="Roboto2" style:font-size-complex="18pt" style:font-weight-complex="bold"/>
    </style:style>
    <style:style style:name="P58" style:family="paragraph" style:parent-style-name="normal">
      <style:paragraph-properties fo:line-height="100%"/>
      <style:text-properties fo:color="#303030" style:font-name="Roboto1" fo:font-size="18pt" officeooo:rsid="000a7fc1" officeooo:paragraph-rsid="000a7fc1" fo:background-color="#ffffff" style:font-name-asian="Roboto2" style:font-size-asian="18pt" style:font-name-complex="Roboto2" style:font-size-complex="18pt"/>
    </style:style>
    <style:style style:name="P59" style:family="paragraph" style:parent-style-name="normal">
      <style:paragraph-properties fo:line-height="100%"/>
      <style:text-properties fo:color="#303030" style:font-name="Roboto1" fo:font-size="18pt" officeooo:rsid="000ae551" officeooo:paragraph-rsid="000ae551" fo:background-color="#ffffff" style:font-name-asian="Roboto2" style:font-size-asian="18pt" style:font-name-complex="Roboto2" style:font-size-complex="18pt"/>
    </style:style>
    <style:style style:name="P60" style:family="paragraph" style:parent-style-name="normal">
      <style:paragraph-properties fo:line-height="100%"/>
      <style:text-properties fo:color="#303030" style:font-name="Roboto1" fo:font-size="18pt" fo:font-weight="normal" officeooo:rsid="000e3cc0" officeooo:paragraph-rsid="000e3cc0" style:font-name-asian="Roboto2" style:font-size-asian="18pt" style:font-weight-asian="normal" style:font-name-complex="Roboto2" style:font-size-complex="18pt" style:font-weight-complex="normal"/>
    </style:style>
    <style:style style:name="P61" style:family="paragraph" style:parent-style-name="normal">
      <style:paragraph-properties fo:line-height="100%"/>
      <style:text-properties fo:color="#303030" style:font-name="Roboto1" fo:font-size="12pt" officeooo:rsid="000a7fc1" officeooo:paragraph-rsid="000a7fc1" fo:background-color="#ffffff" style:font-name-asian="Roboto2" style:font-size-asian="12pt" style:font-name-complex="Roboto2" style:font-size-complex="12pt"/>
    </style:style>
    <style:style style:name="P62" style:family="paragraph" style:parent-style-name="normal">
      <style:paragraph-properties fo:line-height="100%"/>
      <style:text-properties fo:color="#303030" style:font-name="Roboto1" fo:font-size="12pt" officeooo:rsid="000ae551" officeooo:paragraph-rsid="000ae551" fo:background-color="#ffffff" style:font-name-asian="Roboto2" style:font-size-asian="12pt" style:font-name-complex="Roboto2" style:font-size-complex="12pt"/>
    </style:style>
    <style:style style:name="P63" style:family="paragraph" style:parent-style-name="normal">
      <style:paragraph-properties fo:line-height="100%"/>
      <style:text-properties fo:color="#303030" style:font-name="Roboto" fo:font-size="18pt" fo:font-weight="bold" officeooo:rsid="0008f0de" officeooo:paragraph-rsid="0008f0de" fo:background-color="#ffffff" style:font-name-asian="Nova Mono1" style:font-size-asian="18pt" style:font-weight-asian="bold" style:font-name-complex="Nova Mono1" style:font-size-complex="18pt" style:font-weight-complex="bold"/>
    </style:style>
    <style:style style:name="P64" style:family="paragraph" style:parent-style-name="normal">
      <style:paragraph-properties fo:line-height="100%"/>
      <style:text-properties fo:color="#303030" style:font-name="Roboto" fo:font-size="18pt" fo:font-weight="bold" officeooo:rsid="000a7fc1" officeooo:paragraph-rsid="000a7fc1" fo:background-color="#ffffff" style:font-name-asian="Nova Mono1" style:font-size-asian="18pt" style:font-weight-asian="bold" style:font-name-complex="Nova Mono1" style:font-size-complex="18pt" style:font-weight-complex="bold"/>
    </style:style>
    <style:style style:name="P65" style:family="paragraph" style:parent-style-name="normal">
      <style:paragraph-properties fo:line-height="100%"/>
      <style:text-properties fo:color="#303030" style:font-name="Roboto" fo:font-size="18pt" fo:font-weight="bold" officeooo:rsid="000cb682" officeooo:paragraph-rsid="000cb682" fo:background-color="#ffffff" style:font-name-asian="Nova Mono1" style:font-size-asian="18pt" style:font-weight-asian="bold" style:font-name-complex="Nova Mono1" style:font-size-complex="18pt" style:font-weight-complex="bold"/>
    </style:style>
    <style:style style:name="P66" style:family="paragraph" style:parent-style-name="normal">
      <style:paragraph-properties fo:line-height="100%"/>
      <style:text-properties fo:color="#303030" style:font-name="Roboto" fo:font-size="18pt" fo:font-weight="bold" officeooo:rsid="000ce09e" officeooo:paragraph-rsid="000ce09e" fo:background-color="#ffffff" style:font-name-asian="Nova Mono1" style:font-size-asian="18pt" style:font-weight-asian="bold" style:font-name-complex="Nova Mono1" style:font-size-complex="18pt" style:font-weight-complex="bold"/>
    </style:style>
    <style:style style:name="P67" style:family="paragraph" style:parent-style-name="normal">
      <style:paragraph-properties fo:line-height="100%"/>
      <style:text-properties fo:color="#303030" style:font-name="Roboto" fo:font-size="18pt" fo:font-weight="bold" officeooo:rsid="000e3cc0" officeooo:paragraph-rsid="000e3cc0" fo:background-color="#ffffff" style:font-name-asian="Nova Mono1" style:font-size-asian="18pt" style:font-weight-asian="bold" style:font-name-complex="Nova Mono1" style:font-size-complex="18pt" style:font-weight-complex="bold"/>
    </style:style>
    <style:style style:name="P68" style:family="paragraph" style:parent-style-name="normal">
      <style:paragraph-properties fo:line-height="100%"/>
      <style:text-properties fo:color="#303030" style:font-name="Roboto" fo:font-size="18pt" fo:font-weight="bold" officeooo:rsid="000ed7c1" officeooo:paragraph-rsid="000ed7c1" fo:background-color="#ffffff" style:font-name-asian="Nova Mono1" style:font-size-asian="18pt" style:font-weight-asian="bold" style:font-name-complex="Nova Mono1" style:font-size-complex="18pt" style:font-weight-complex="bold"/>
    </style:style>
    <style:style style:name="P69" style:family="paragraph" style:parent-style-name="normal">
      <style:paragraph-properties fo:line-height="100%"/>
      <style:text-properties fo:color="#303030" style:font-name="Roboto" fo:font-size="18pt" fo:font-weight="bold" officeooo:rsid="001251cd" officeooo:paragraph-rsid="001251cd" fo:background-color="#ffffff" style:font-name-asian="Nova Mono1" style:font-size-asian="18pt" style:font-weight-asian="bold" style:font-name-complex="Nova Mono1" style:font-size-complex="18pt" style:font-weight-complex="bold"/>
    </style:style>
    <style:style style:name="P70" style:family="paragraph" style:parent-style-name="normal">
      <style:paragraph-properties fo:line-height="100%"/>
      <style:text-properties fo:color="#303030" style:font-name="Roboto" fo:font-size="18pt" fo:font-weight="bold" officeooo:rsid="001bcbe7" officeooo:paragraph-rsid="001bcbe7" fo:background-color="#ffffff" style:font-name-asian="Nova Mono1" style:font-size-asian="18pt" style:font-weight-asian="bold" style:font-name-complex="Nova Mono1" style:font-size-complex="18pt" style:font-weight-complex="bold"/>
    </style:style>
    <style:style style:name="P71" style:family="paragraph" style:parent-style-name="normal">
      <style:paragraph-properties fo:line-height="100%"/>
      <style:text-properties fo:color="#303030" style:font-name="Roboto" fo:font-size="18pt" officeooo:rsid="0008f0de" officeooo:paragraph-rsid="0008f0de" style:font-name-asian="Roboto2" style:font-size-asian="18pt" style:font-name-complex="Roboto2" style:font-size-complex="18pt"/>
    </style:style>
    <style:style style:name="P72" style:family="paragraph" style:parent-style-name="normal">
      <style:paragraph-properties fo:line-height="100%"/>
      <style:text-properties fo:color="#303030" style:font-name="Roboto" fo:font-size="18pt" officeooo:rsid="000a7fc1" officeooo:paragraph-rsid="000a7fc1" fo:background-color="#ffffff" style:font-name-asian="Nova Mono1" style:font-size-asian="18pt" style:font-name-complex="Nova Mono1" style:font-size-complex="18pt"/>
    </style:style>
    <style:style style:name="P73" style:family="paragraph" style:parent-style-name="normal">
      <style:paragraph-properties fo:line-height="100%"/>
      <style:text-properties fo:color="#303030" style:font-name="Roboto" fo:font-size="18pt" officeooo:rsid="000ce09e" officeooo:paragraph-rsid="000ce09e" fo:background-color="#ffffff" style:font-name-asian="Nova Mono1" style:font-size-asian="18pt" style:font-name-complex="Nova Mono1" style:font-size-complex="18pt"/>
    </style:style>
    <style:style style:name="P74" style:family="paragraph" style:parent-style-name="normal">
      <style:paragraph-properties fo:line-height="100%"/>
      <style:text-properties fo:color="#303030" style:font-name="Roboto" fo:font-size="18pt" officeooo:rsid="000ce09e" officeooo:paragraph-rsid="000cb682" fo:background-color="#ffffff" style:font-name-asian="Nova Mono1" style:font-size-asian="18pt" style:font-name-complex="Nova Mono1" style:font-size-complex="18pt"/>
    </style:style>
    <style:style style:name="P75" style:family="paragraph" style:parent-style-name="normal">
      <style:paragraph-properties fo:line-height="100%"/>
      <style:text-properties fo:color="#303030" style:font-name="Roboto" fo:font-size="18pt" officeooo:rsid="000ed7c1" officeooo:paragraph-rsid="000ed7c1" fo:background-color="#ffffff" style:font-name-asian="Nova Mono1" style:font-size-asian="18pt" style:font-name-complex="Nova Mono1" style:font-size-complex="18pt"/>
    </style:style>
    <style:style style:name="P76" style:family="paragraph" style:parent-style-name="normal">
      <style:paragraph-properties fo:line-height="100%"/>
      <style:text-properties fo:color="#303030" style:font-name="Roboto" fo:font-size="18pt" fo:font-weight="normal" officeooo:rsid="000e3cc0" officeooo:paragraph-rsid="000e3cc0" fo:background-color="#ffffff" style:font-name-asian="Nova Mono1" style:font-size-asian="18pt" style:font-weight-asian="normal" style:font-name-complex="Nova Mono1" style:font-size-complex="18pt" style:font-weight-complex="normal"/>
    </style:style>
    <style:style style:name="P77" style:family="paragraph" style:parent-style-name="normal">
      <style:paragraph-properties fo:line-height="100%"/>
      <style:text-properties fo:color="#303030" style:font-name="Roboto" fo:font-size="18pt" fo:font-weight="normal" officeooo:rsid="001ab2ef" officeooo:paragraph-rsid="001ab2ef" fo:background-color="#ffffff" style:font-name-asian="Nova Mono1" style:font-size-asian="18pt" style:font-weight-asian="normal" style:font-name-complex="Nova Mono1" style:font-size-complex="18pt" style:font-weight-complex="normal"/>
    </style:style>
    <style:style style:name="P78" style:family="paragraph" style:parent-style-name="normal">
      <style:paragraph-properties fo:line-height="100%"/>
      <style:text-properties fo:color="#303030" style:font-name="Nova Mono" fo:font-size="18pt" style:font-name-asian="Nova Mono1" style:font-size-asian="18pt" style:font-name-complex="Nova Mono1" style:font-size-complex="18pt"/>
    </style:style>
    <style:style style:name="P79" style:family="paragraph" style:parent-style-name="normal">
      <style:paragraph-properties fo:margin-top="0.1528in" fo:margin-bottom="0.1528in" loext:contextual-spacing="false" fo:line-height="100%"/>
      <style:text-properties fo:color="#303030" style:font-name="Roboto1" fo:font-size="18pt" style:font-name-asian="Roboto2" style:font-size-asian="18pt" style:font-name-complex="Roboto2" style:font-size-complex="18pt"/>
    </style:style>
    <style:style style:name="P80" style:family="paragraph" style:parent-style-name="normal">
      <style:paragraph-properties fo:margin-top="0.1528in" fo:margin-bottom="0.1528in" loext:contextual-spacing="false" fo:line-height="100%"/>
      <style:text-properties fo:color="#303030" style:font-name="Roboto1" fo:font-size="18pt" officeooo:rsid="001c768e" officeooo:paragraph-rsid="001c768e" style:font-name-asian="Roboto2" style:font-size-asian="18pt" style:font-name-complex="Roboto2" style:font-size-complex="18pt"/>
    </style:style>
    <style:style style:name="P81" style:family="paragraph" style:parent-style-name="normal">
      <style:paragraph-properties fo:margin-top="0.1528in" fo:margin-bottom="0.1528in" loext:contextual-spacing="false" fo:line-height="100%"/>
      <style:text-properties fo:color="#303030" style:font-name="Roboto1" fo:font-size="18pt" fo:font-weight="bold" officeooo:rsid="001c768e" officeooo:paragraph-rsid="001c768e" style:font-name-asian="Roboto2" style:font-size-asian="18pt" style:font-weight-asian="bold" style:font-name-complex="Roboto2" style:font-size-complex="18pt" style:font-weight-complex="bold"/>
    </style:style>
    <style:style style:name="P82" style:family="paragraph" style:parent-style-name="normal">
      <style:paragraph-properties fo:margin-top="0.1528in" fo:margin-bottom="0.1528in" loext:contextual-spacing="false" fo:line-height="100%"/>
      <style:text-properties fo:color="#303030" style:font-name="Roboto1" fo:font-size="18pt" fo:font-weight="normal" officeooo:rsid="001d625e" officeooo:paragraph-rsid="001d625e" fo:background-color="#ffffff" style:font-name-asian="Roboto2" style:font-size-asian="18pt" style:font-weight-asian="normal" style:font-name-complex="Roboto2" style:font-size-complex="18pt" style:font-weight-complex="normal"/>
    </style:style>
    <style:style style:name="P83" style:family="paragraph" style:parent-style-name="normal">
      <style:paragraph-properties fo:margin-top="0.1528in" fo:margin-bottom="0.1528in" loext:contextual-spacing="false" fo:line-height="100%"/>
      <style:text-properties fo:color="#303030" style:font-name="Roboto" fo:font-size="18pt" fo:font-weight="normal" officeooo:rsid="001c768e" officeooo:paragraph-rsid="001c768e" fo:background-color="#ffffff" style:font-name-asian="Nova Mono1" style:font-size-asian="18pt" style:font-weight-asian="normal" style:font-name-complex="Nova Mono1" style:font-size-complex="18pt" style:font-weight-complex="normal"/>
    </style:style>
    <style:style style:name="P84" style:family="paragraph" style:parent-style-name="normal">
      <style:paragraph-properties fo:margin-top="0.1528in" fo:margin-bottom="0.1528in" loext:contextual-spacing="false" fo:line-height="100%"/>
      <style:text-properties fo:color="#303030" style:font-name="Roboto" fo:font-size="18pt" fo:font-weight="normal" officeooo:rsid="001c768e" officeooo:paragraph-rsid="001d625e" fo:background-color="#ffffff" style:font-name-asian="Nova Mono1" style:font-size-asian="18pt" style:font-weight-asian="normal" style:font-name-complex="Nova Mono1" style:font-size-complex="18pt" style:font-weight-complex="normal"/>
    </style:style>
    <style:style style:name="P85" style:family="paragraph" style:parent-style-name="normal">
      <style:paragraph-properties fo:margin-top="0.1528in" fo:margin-bottom="0.1528in" loext:contextual-spacing="false" fo:line-height="100%"/>
      <style:text-properties fo:color="#303030" style:font-name="Roboto" fo:font-size="18pt" fo:font-weight="bold" officeooo:rsid="001c768e" officeooo:paragraph-rsid="001c768e" fo:background-color="#ffffff" style:font-name-asian="Nova Mono1" style:font-size-asian="18pt" style:font-weight-asian="bold" style:font-name-complex="Nova Mono1" style:font-size-complex="18pt" style:font-weight-complex="bold"/>
    </style:style>
    <style:style style:name="P86" style:family="paragraph" style:parent-style-name="normal">
      <style:paragraph-properties fo:margin-top="0.1528in" fo:margin-bottom="0.1528in" loext:contextual-spacing="false" fo:line-height="100%"/>
      <style:text-properties fo:color="#303030" style:font-name="Roboto" fo:font-size="18pt" fo:font-weight="bold" officeooo:rsid="001d625e" officeooo:paragraph-rsid="001d625e" fo:background-color="#ffffff" style:font-name-asian="Nova Mono1" style:font-size-asian="18pt" style:font-weight-asian="bold" style:font-name-complex="Nova Mono1" style:font-size-complex="18pt" style:font-weight-complex="bold"/>
    </style:style>
    <style:style style:name="P87" style:family="paragraph" style:parent-style-name="normal">
      <style:paragraph-properties fo:margin-top="0.1528in" fo:margin-bottom="0.1528in" loext:contextual-spacing="false" fo:line-height="100%"/>
      <style:text-properties fo:font-weight="bold" officeooo:rsid="001d625e" officeooo:paragraph-rsid="001d625e" style:font-weight-asian="bold" style:font-weight-complex="bold"/>
    </style:style>
    <style:style style:name="P88" style:family="paragraph" style:parent-style-name="normal">
      <style:paragraph-properties fo:margin-top="0.1528in" fo:margin-bottom="0.1528in" loext:contextual-spacing="false" fo:line-height="100%"/>
      <style:text-properties officeooo:rsid="001c768e" officeooo:paragraph-rsid="001d625e"/>
    </style:style>
    <style:style style:name="P89" style:family="paragraph" style:parent-style-name="normal">
      <style:paragraph-properties fo:margin-top="0.1528in" fo:margin-bottom="0.1528in" loext:contextual-spacing="false" fo:line-height="100%"/>
      <style:text-properties officeooo:paragraph-rsid="001d625e"/>
    </style:style>
    <style:style style:name="T1" style:family="text">
      <style:text-properties style:font-name="Roboto1" fo:font-size="14pt" fo:background-color="#ffffff" loext:char-shading-value="0" style:font-name-asian="Roboto2" style:font-size-asian="14pt" style:font-name-complex="Roboto2" style:font-size-complex="14pt"/>
    </style:style>
    <style:style style:name="T2" style:family="text">
      <style:text-properties style:font-name="Roboto1" fo:font-size="14pt" officeooo:rsid="001409f6" fo:background-color="#ffffff" loext:char-shading-value="0" style:font-name-asian="Roboto2" style:font-size-asian="14pt" style:font-name-complex="Roboto2" style:font-size-complex="14pt"/>
    </style:style>
    <style:style style:name="T3" style:family="text">
      <style:text-properties style:font-name="Roboto1" officeooo:rsid="001c768e" style:font-name-asian="Roboto2" style:font-name-complex="Roboto2"/>
    </style:style>
    <style:style style:name="T4" style:family="text">
      <style:text-properties style:font-name="Roboto1" fo:font-weight="normal" style:font-name-asian="Roboto2" style:font-weight-asian="normal" style:font-name-complex="Roboto2" style:font-weight-complex="normal"/>
    </style:style>
    <style:style style:name="T5" style:family="text">
      <style:text-properties style:font-name="Roboto1" fo:font-weight="normal" officeooo:rsid="001c768e" style:font-name-asian="Roboto2" style:font-weight-asian="normal" style:font-name-complex="Roboto2" style:font-weight-complex="normal"/>
    </style:style>
    <style:style style:name="T6" style:family="text">
      <style:text-properties fo:color="#303030" style:font-name="Roboto1" fo:font-size="18pt" style:font-name-asian="Roboto2" style:font-size-asian="18pt" style:font-name-complex="Roboto2" style:font-size-complex="18pt"/>
    </style:style>
    <style:style style:name="T7" style:family="text">
      <style:text-properties fo:color="#303030" style:font-name="Roboto1" fo:font-size="18pt" officeooo:rsid="0008f0de" style:font-name-asian="Roboto2" style:font-size-asian="18pt" style:font-name-complex="Roboto2" style:font-size-complex="18pt"/>
    </style:style>
    <style:style style:name="T8" style:family="text">
      <style:text-properties fo:color="#303030" style:font-name="Roboto1" fo:font-size="18pt" officeooo:rsid="000ed7c1" style:font-name-asian="Roboto2" style:font-size-asian="18pt" style:font-name-complex="Roboto2" style:font-size-complex="18pt"/>
    </style:style>
    <style:style style:name="T9" style:family="text">
      <style:text-properties fo:color="#303030" style:font-name="Roboto1" fo:font-size="18pt" officeooo:rsid="00146a75" style:font-name-asian="Roboto2" style:font-size-asian="18pt" style:font-name-complex="Roboto2" style:font-size-complex="18pt"/>
    </style:style>
    <style:style style:name="T10" style:family="text">
      <style:text-properties fo:color="#303030" style:font-name="Roboto1" fo:font-size="18pt" officeooo:rsid="001577ec" style:font-name-asian="Roboto2" style:font-size-asian="18pt" style:font-name-complex="Roboto2" style:font-size-complex="18pt"/>
    </style:style>
    <style:style style:name="T11" style:family="text">
      <style:text-properties fo:color="#303030" style:font-name="Roboto1" fo:font-size="18pt" officeooo:rsid="00176b81" style:font-name-asian="Roboto2" style:font-size-asian="18pt" style:font-name-complex="Roboto2" style:font-size-complex="18pt"/>
    </style:style>
    <style:style style:name="T12" style:family="text">
      <style:text-properties fo:color="#303030" style:font-name="Roboto1" fo:font-size="18pt" fo:font-weight="bold" style:font-name-asian="Roboto2" style:font-size-asian="18pt" style:font-weight-asian="bold" style:font-name-complex="Roboto2" style:font-size-complex="18pt" style:font-weight-complex="bold"/>
    </style:style>
    <style:style style:name="T13" style:family="text">
      <style:text-properties fo:color="#303030" style:font-name="Roboto1" fo:font-size="18pt" fo:font-weight="normal" style:font-name-asian="Roboto2" style:font-size-asian="18pt" style:font-weight-asian="normal" style:font-name-complex="Roboto2" style:font-size-complex="18pt" style:font-weight-complex="normal"/>
    </style:style>
    <style:style style:name="T14" style:family="text">
      <style:text-properties fo:color="#303030" style:font-name="Roboto1" fo:font-size="12pt" fo:background-color="#ffffff" loext:char-shading-value="0" style:font-name-asian="Roboto2" style:font-size-asian="12pt" style:font-name-complex="Roboto2" style:font-size-complex="12pt"/>
    </style:style>
    <style:style style:name="T15" style:family="text">
      <style:text-properties fo:color="#303030" style:font-name="Roboto1" fo:background-color="#ffffff" loext:char-shading-value="0" style:font-name-asian="Roboto2" style:font-name-complex="Roboto2"/>
    </style:style>
    <style:style style:name="T16" style:family="text">
      <style:text-properties fo:color="#303030" style:font-name="Roboto1" fo:font-weight="bold" fo:background-color="#ffffff" loext:char-shading-value="0" style:font-name-asian="Roboto2" style:font-weight-asian="bold" style:font-name-complex="Roboto2" style:font-weight-complex="bold"/>
    </style:style>
    <style:style style:name="T17" style:family="text">
      <style:text-properties fo:color="#303030" style:font-name-asian="Roboto2" style:font-name-complex="Roboto2"/>
    </style:style>
    <style:style style:name="T18" style:family="text">
      <style:text-properties fo:color="#303030" fo:background-color="#ffffff" loext:char-shading-value="0" style:font-name-asian="Nova Mono1" style:font-name-complex="Nova Mono1"/>
    </style:style>
    <style:style style:name="T19" style:family="text">
      <style:text-properties fo:color="#303030" fo:font-weight="bold" style:font-name-asian="Roboto2" style:font-weight-asian="bold" style:font-name-complex="Roboto2" style:font-weight-complex="bold"/>
    </style:style>
    <style:style style:name="T20" style:family="text">
      <style:text-properties fo:color="#303030" fo:font-weight="bold" fo:background-color="#ffffff" loext:char-shading-value="0" style:font-name-asian="Nova Mono1" style:font-weight-asian="bold" style:font-name-complex="Nova Mono1" style:font-weight-complex="bold"/>
    </style:style>
    <style:style style:name="T21" style:family="text">
      <style:text-properties fo:color="#303030" style:font-name="Roboto" fo:font-size="18pt" fo:background-color="#ffffff" loext:char-shading-value="0" style:font-name-asian="Nova Mono1" style:font-size-asian="18pt" style:font-name-complex="Nova Mono1" style:font-size-complex="18pt"/>
    </style:style>
    <style:style style:name="T22" style:family="text">
      <style:text-properties fo:color="#303030" style:font-name="Roboto" fo:font-size="18pt" officeooo:rsid="0008f0de" fo:background-color="#ffffff" loext:char-shading-value="0" style:font-name-asian="Nova Mono1" style:font-size-asian="18pt" style:font-name-complex="Nova Mono1" style:font-size-complex="18pt"/>
    </style:style>
    <style:style style:name="T23" style:family="text">
      <style:text-properties fo:color="#303030" style:font-name="Roboto" fo:font-size="18pt" officeooo:rsid="000ce09e" fo:background-color="#ffffff" loext:char-shading-value="0" style:font-name-asian="Nova Mono1" style:font-size-asian="18pt" style:font-name-complex="Nova Mono1" style:font-size-complex="18pt"/>
    </style:style>
    <style:style style:name="T24" style:family="text">
      <style:text-properties fo:color="#303030" style:font-name="Roboto" fo:font-size="18pt" officeooo:rsid="000ed7c1" fo:background-color="#ffffff" loext:char-shading-value="0" style:font-name-asian="Nova Mono1" style:font-size-asian="18pt" style:font-name-complex="Nova Mono1" style:font-size-complex="18pt"/>
    </style:style>
    <style:style style:name="T25" style:family="text">
      <style:text-properties fo:color="#303030" style:font-name="Roboto" fo:font-size="18pt" officeooo:rsid="001d625e" fo:background-color="#ffffff" loext:char-shading-value="0" style:font-name-asian="Nova Mono1" style:font-size-asian="18pt" style:font-name-complex="Nova Mono1" style:font-size-complex="18pt"/>
    </style:style>
    <style:style style:name="T26" style:family="text">
      <style:text-properties fo:color="#303030" style:font-name="Roboto" fo:font-size="18pt" fo:font-weight="normal" fo:background-color="#ffffff" loext:char-shading-value="0" style:font-name-asian="Nova Mono1" style:font-size-asian="18pt" style:font-weight-asian="normal" style:font-name-complex="Nova Mono1" style:font-size-complex="18pt" style:font-weight-complex="normal"/>
    </style:style>
    <style:style style:name="T27" style:family="text">
      <style:text-properties fo:color="#303030" style:font-name="Roboto" fo:font-size="18pt" fo:font-weight="normal" officeooo:rsid="0008f0de" fo:background-color="#ffffff" loext:char-shading-value="0" style:font-name-asian="Nova Mono1" style:font-size-asian="18pt" style:font-weight-asian="normal" style:font-name-complex="Nova Mono1" style:font-size-complex="18pt" style:font-weight-complex="normal"/>
    </style:style>
    <style:style style:name="T28" style:family="text">
      <style:text-properties fo:color="#303030" style:font-name="Roboto" fo:font-size="18pt" fo:font-weight="normal" officeooo:rsid="00146a75" fo:background-color="#ffffff" loext:char-shading-value="0" style:font-name-asian="Nova Mono1" style:font-size-asian="18pt" style:font-weight-asian="normal" style:font-name-complex="Nova Mono1" style:font-size-complex="18pt" style:font-weight-complex="normal"/>
    </style:style>
    <style:style style:name="T29" style:family="text">
      <style:text-properties fo:color="#303030" style:font-name="Roboto" fo:font-size="18pt" fo:font-weight="normal" officeooo:rsid="001577ec" fo:background-color="#ffffff" loext:char-shading-value="0" style:font-name-asian="Nova Mono1" style:font-size-asian="18pt" style:font-weight-asian="normal" style:font-name-complex="Nova Mono1" style:font-size-complex="18pt" style:font-weight-complex="normal"/>
    </style:style>
    <style:style style:name="T30" style:family="text">
      <style:text-properties fo:color="#303030" style:font-name="Roboto" fo:font-size="18pt" fo:font-weight="normal" officeooo:rsid="001d2a6d" fo:background-color="#ffffff" loext:char-shading-value="0" style:font-name-asian="Nova Mono1" style:font-size-asian="18pt" style:font-weight-asian="normal" style:font-name-complex="Nova Mono1" style:font-size-complex="18pt" style:font-weight-complex="normal"/>
    </style:style>
    <style:style style:name="T31" style:family="text">
      <style:text-properties fo:color="#303030" style:font-name="Roboto" fo:font-size="18pt" fo:font-weight="normal" officeooo:rsid="001d625e" fo:background-color="#ffffff" loext:char-shading-value="0" style:font-name-asian="Nova Mono1" style:font-size-asian="18pt" style:font-weight-asian="normal" style:font-name-complex="Nova Mono1" style:font-size-complex="18pt" style:font-weight-complex="normal"/>
    </style:style>
    <style:style style:name="T32" style:family="text">
      <style:text-properties fo:color="#303030" style:font-name="Roboto" fo:font-size="18pt" fo:font-weight="normal" officeooo:rsid="001c768e" fo:background-color="#ffffff" loext:char-shading-value="0" style:font-name-asian="Nova Mono1" style:font-size-asian="18pt" style:font-weight-asian="normal" style:font-name-complex="Nova Mono1" style:font-size-complex="18pt" style:font-weight-complex="normal"/>
    </style:style>
    <style:style style:name="T33" style:family="text">
      <style:text-properties fo:color="#303030" style:font-name="Roboto" fo:background-color="#ffffff" loext:char-shading-value="0" style:font-name-asian="Nova Mono1" style:font-name-complex="Nova Mono1"/>
    </style:style>
    <style:style style:name="T34" style:family="text">
      <style:text-properties fo:color="#303030" style:font-name="Roboto" officeooo:rsid="0008f0de" fo:background-color="#ffffff" loext:char-shading-value="0" style:font-name-asian="Nova Mono1" style:font-name-complex="Nova Mono1"/>
    </style:style>
    <style:style style:name="T35" style:family="text">
      <style:text-properties fo:color="#303030" style:font-name="Roboto" fo:font-weight="bold" fo:background-color="#ffffff" loext:char-shading-value="0" style:font-name-asian="Nova Mono1" style:font-weight-asian="bold" style:font-name-complex="Nova Mono1" style:font-weight-complex="bold"/>
    </style:style>
    <style:style style:name="T36" style:family="text">
      <style:text-properties fo:color="#222222" style:font-name="Roboto1" fo:font-size="18pt" fo:background-color="#ffffff" loext:char-shading-value="0" style:font-name-asian="Roboto2" style:font-size-asian="18pt" style:font-name-complex="Roboto2" style:font-size-complex="18pt"/>
    </style:style>
    <style:style style:name="T37" style:family="text">
      <style:text-properties officeooo:rsid="001d625e"/>
    </style:style>
    <style:style style:name="T3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Exercice :</text:p>
      <text:p text:style-name="P26">Quelles seront les valeurs des variables A et B après exécution des instructions suivantes ?</text:p>
      <text:p text:style-name="P5">Variables A, B en Entier</text:p>
      <text:p text:style-name="P5">Début</text:p>
      <text:p text:style-name="P31">A ← 1</text:p>
      <text:p text:style-name="P31">B ← A + 3</text:p>
      <text:p text:style-name="P31">A ← 3</text:p>
      <text:p text:style-name="P5">Fin</text:p>
      <text:p text:style-name="P29"/>
      <text:p text:style-name="P30">CORRIGÉ</text:p>
      <text:p text:style-name="P29">A:3</text:p>
      <text:p text:style-name="P29">B:4</text:p>
      <text:p text:style-name="P29"/>
      <text:p text:style-name="P32">Exercice :</text:p>
      <text:p text:style-name="P4">Quelles seront les valeurs des variables A, B et C après exécution des instructions suivantes ?</text:p>
      <text:p text:style-name="P4">Variables A, B, C en Entier</text:p>
      <text:p text:style-name="P4">Début</text:p>
      <text:p text:style-name="P31">A ← 5</text:p>
      <text:p text:style-name="P31">B ← 3</text:p>
      <text:p text:style-name="P31">C ← A + B</text:p>
      <text:p text:style-name="P31">A ← 2</text:p>
      <text:p text:style-name="P31">C ← B – A</text:p>
      <text:p text:style-name="P5">Fin</text:p>
      <text:p text:style-name="P5"/>
      <text:p text:style-name="P30">corrigé</text:p>
      <text:p text:style-name="P30">A:2</text:p>
      <text:p text:style-name="P30">B:3</text:p>
      <text:p text:style-name="P30">C :1</text:p>
      <text:p text:style-name="P29"/>
      <text:p text:style-name="P4"/>
      <text:p text:style-name="P32">Exercice :</text:p>
      <text:p text:style-name="P4">Que produit l’algorithme suivant ?</text:p>
      <text:p text:style-name="P5">Variables A, B, C en Caractères</text:p>
      <text:p text:style-name="P5">Début</text:p>
      <text:p text:style-name="P31">A ← "423"</text:p>
      <text:p text:style-name="P31">B ← "12"</text:p>
      <text:p text:style-name="P31">C ← A + B</text:p>
      <text:p text:style-name="P5"><text:soft-page-break/>Fin</text:p>
      <text:p text:style-name="P5"/>
      <text:p text:style-name="P30">CORRIGÉ</text:p>
      <text:p text:style-name="P9"><text:span text:style-name="T1">C:</text:span><text:span text:style-name="T2">"</text:span><text:span text:style-name="T1">42312</text:span><text:span text:style-name="T2">"</text:span></text:p>
      <text:p text:style-name="P5"/>
      <text:p text:style-name="P32">Exercice :</text:p>
      <text:p text:style-name="P6">Ecrire un algorithme qui demande à l’utilisateur de saisir un entier et un réel et un caractère et les affiche dans un ordre inverse du saisi.</text:p>
      <text:p text:style-name="P6"/>
      <text:p text:style-name="P47">Corrigé</text:p>
      <text:p text:style-name="P48">VARIABLE</text:p>
      <text:p text:style-name="P36">A est en entier</text:p>
      <text:p text:style-name="P36">B est en reel</text:p>
      <text:p text:style-name="P36">car est en caractére</text:p>
      <text:p text:style-name="P36">Debut</text:p>
      <text:p text:style-name="P36">Ecrire "donner un entier"</text:p>
      <text:p text:style-name="P36">lire A</text:p>
      <text:p text:style-name="P36">Ecrire "donner un reel"</text:p>
      <text:p text:style-name="P36">lire B</text:p>
      <text:p text:style-name="P11"><text:span text:style-name="T6">Ecrire </text:span><text:span text:style-name="T7">"donner un caractére"</text:span></text:p>
      <text:p text:style-name="P37">lire car</text:p>
      <text:p text:style-name="P37">Ecrire car, B , A</text:p>
      <text:p text:style-name="P37">FIN</text:p>
      <text:p text:style-name="P36"/>
      <text:p text:style-name="P32">Exercice:</text:p>
      <text:p text:style-name="P6">Ecrire un algorithm qui lit deux entiers au clavier</text:p>
      <text:p text:style-name="P6">et qui affiche ensuite leur somme.</text:p>
      <text:p text:style-name="P6"/>
      <text:p text:style-name="P37">CORRIGE</text:p>
      <text:p text:style-name="P49">variable</text:p>
      <text:p text:style-name="P37">A en entier</text:p>
      <text:p text:style-name="P37">B en entier</text:p>
      <text:p text:style-name="P37">som en entier</text:p>
      <text:p text:style-name="P49"><text:soft-page-break/>DEBUT</text:p>
      <text:p text:style-name="P12"><text:span text:style-name="T12">LIRE</text:span><text:span text:style-name="T6"> A</text:span></text:p>
      <text:p text:style-name="P12"><text:span text:style-name="T12">LIRE </text:span><text:span text:style-name="T6">B</text:span></text:p>
      <text:p text:style-name="P13"><text:span text:style-name="T19">som</text:span><text:span text:style-name="T17"> </text:span><text:span text:style-name="T18">← A+B</text:span></text:p>
      <text:p text:style-name="P13"><text:span text:style-name="T20">ECRIRE</text:span><text:span text:style-name="T18"> som</text:span></text:p>
      <text:p text:style-name="P63">fin</text:p>
      <text:p text:style-name="P71"/>
      <text:p text:style-name="P37"/>
      <text:p text:style-name="P37"/>
      <text:p text:style-name="P32">Exercice:</text:p>
      <text:p text:style-name="P6">Ecrire un algorithm qui lit deux entiers au clavier</text:p>
      <text:p text:style-name="P1"><text:span text:style-name="T6">et qui affiche ensuite leur leur produit.</text:span><text:span text:style-name="T14"> </text:span></text:p>
      <text:p text:style-name="P61"/>
      <text:p text:style-name="P56">Variable</text:p>
      <text:p text:style-name="P58">A EN ENTIER</text:p>
      <text:p text:style-name="P58">B en ENTIER</text:p>
      <text:p text:style-name="P58">PRO en ENTIER</text:p>
      <text:p text:style-name="P56">DEBUT</text:p>
      <text:p text:style-name="P58">lire A</text:p>
      <text:p text:style-name="P58">Llire B</text:p>
      <text:p text:style-name="P7"><text:span text:style-name="T15">PRO <text:s/></text:span><text:span text:style-name="T34">← </text:span><text:span text:style-name="T33">A*B</text:span></text:p>
      <text:p text:style-name="P72">ECRIRE PRO</text:p>
      <text:p text:style-name="P64">FIN</text:p>
      <text:p text:style-name="P34"/>
      <text:p text:style-name="P32">Exercice:</text:p>
      <text:p text:style-name="P6">Ecrire un algorithm qui lit deux entiers au clavier</text:p>
      <text:p text:style-name="P6">et qui affiche ensuite leur somme et leur produit.</text:p>
      <text:p text:style-name="P6"/>
      <text:p text:style-name="P56">VARIABLE</text:p>
      <text:p text:style-name="P59">A EST EN ENTIER</text:p>
      <text:p text:style-name="P59">B EST EN ENTIER</text:p>
      <text:p text:style-name="P59">SOM EST EN ENTIER</text:p>
      <text:p text:style-name="P59">PRO EST EN ENTIER</text:p>
      <text:p text:style-name="P57"><text:soft-page-break/>DEBUT</text:p>
      <text:p text:style-name="P8"><text:span text:style-name="T16">lire</text:span><text:span text:style-name="T15"> A</text:span></text:p>
      <text:p text:style-name="P8"><text:span text:style-name="T16">lire </text:span><text:span text:style-name="T15">B </text:span></text:p>
      <text:p text:style-name="P8"><text:span text:style-name="T15">SOM</text:span><text:span text:style-name="T34">← </text:span><text:span text:style-name="T33">A+B</text:span></text:p>
      <text:p text:style-name="P8"><text:span text:style-name="T15">PRO</text:span><text:span text:style-name="T34">← </text:span><text:span text:style-name="T33">A*B</text:span></text:p>
      <text:p text:style-name="P8"><text:span text:style-name="T35">Ecrire</text:span><text:span text:style-name="T33"> som, <text:s/>pro</text:span></text:p>
      <text:p text:style-name="P65">fin</text:p>
      <text:p text:style-name="P62"/>
      <text:p text:style-name="P32">Exercice:</text:p>
      <text:p text:style-name="P6">Ecrire un algorithme qui demande de l’utilisateur la longueur et la largeur d’un rectangle puis calcule et affiche la périmètre de ce rectangle.</text:p>
      <text:p text:style-name="P6"/>
      <text:p text:style-name="P50">Variables</text:p>
      <text:p text:style-name="P38">LA est en entier</text:p>
      <text:p text:style-name="P38">LO est en entier</text:p>
      <text:p text:style-name="P38">peri est en entier</text:p>
      <text:p text:style-name="P38"/>
      <text:p text:style-name="P50">DEBUT</text:p>
      <text:p text:style-name="P38">Ecrire "donner la largerur"</text:p>
      <text:p text:style-name="P38">lire LA</text:p>
      <text:p text:style-name="P38">Ecrire "Donner la longeur"</text:p>
      <text:p text:style-name="P38">lire LO</text:p>
      <text:p text:style-name="P14"><text:span text:style-name="T6">peri </text:span><text:span text:style-name="T22">← </text:span><text:span text:style-name="T23">(LA+LI) *2</text:span></text:p>
      <text:p text:style-name="P73">ECRIRE peri</text:p>
      <text:p text:style-name="P66">FIN</text:p>
      <text:p text:style-name="P74"/>
      <text:p text:style-name="P74"/>
      <text:p text:style-name="P6"/>
      <text:p text:style-name="P32">Exercice :</text:p>
      <text:p text:style-name="P6">Ecrire un algorithme qui demande un nombre à l’utilisateur,puis qui calcule et affiche le carré de ce nombre.</text:p>
      <text:p text:style-name="P6"><text:soft-page-break/></text:p>
      <text:p text:style-name="P6"/>
      <text:p text:style-name="P6"/>
      <text:p text:style-name="P51">Variable</text:p>
      <text:p text:style-name="P39">A est en numerique</text:p>
      <text:p text:style-name="P39">carré est en numérique</text:p>
      <text:p text:style-name="P51">DEBUT</text:p>
      <text:p text:style-name="P39">Ecrire "donner un nombre"</text:p>
      <text:p text:style-name="P39">lire A </text:p>
      <text:p text:style-name="P15"><text:span text:style-name="T6">carré</text:span><text:span text:style-name="T22">← </text:span><text:span text:style-name="T21">A*A</text:span></text:p>
      <text:p text:style-name="P73">Ecrire carré</text:p>
      <text:p text:style-name="P66">FIN</text:p>
      <text:p text:style-name="P39"/>
      <text:p text:style-name="P39"/>
      <text:p text:style-name="P33"/>
      <text:p text:style-name="P32">Exercice:</text:p>
      <text:p text:style-name="P1"><text:span text:style-name="T6">Ecrire un algorithme qui demande de l’utilisateur la </text:span><text:span text:style-name="T36">Base </text:span><text:span text:style-name="T6">et l’</text:span><text:span text:style-name="T36">hauteur</text:span><text:span text:style-name="T6"> d’un triangle puis calcule et affiche la surface de ce triangle.</text:span></text:p>
      <text:p text:style-name="P6"/>
      <text:p text:style-name="P52">Variables</text:p>
      <text:p text:style-name="P40">B est en numérique</text:p>
      <text:p text:style-name="P40">H est en numérique</text:p>
      <text:p text:style-name="P40">sur est en numérique</text:p>
      <text:p text:style-name="P52">DEBUT</text:p>
      <text:p text:style-name="P52">ECRIRE "entrer la base"</text:p>
      <text:p text:style-name="P10"><text:span text:style-name="T6">lire</text:span><text:span text:style-name="T13"> B</text:span></text:p>
      <text:p text:style-name="P60">ECRIRE "enter la hauteur"</text:p>
      <text:p text:style-name="P60">lire H</text:p>
      <text:p text:style-name="P10"><text:span text:style-name="T13">sur</text:span><text:span text:style-name="T27">←</text:span><text:span text:style-name="T26">(B*H)/2</text:span></text:p>
      <text:p text:style-name="P76">Ecrire "la surface du triangle est : ", <text:s/>sur</text:p>
      <text:p text:style-name="P67">Fin</text:p>
      <text:p text:style-name="P40"/>
      <text:p text:style-name="P32"><text:soft-page-break/></text:p>
      <text:p text:style-name="P32">Exercice:</text:p>
      <text:p text:style-name="P6">Ecrire un programme qui permet de calculer et d’afficher la moyenne en informatique d’un</text:p>
      <text:p text:style-name="P6">élève.</text:p>
      <text:p text:style-name="P52">Variables</text:p>
      <text:p text:style-name="P40">N1 est en Numériue</text:p>
      <text:p text:style-name="P40">N2 est en <text:s/>Numérique</text:p>
      <text:p text:style-name="P40">moy est en Numérique</text:p>
      <text:p text:style-name="P52">Debut</text:p>
      <text:p text:style-name="P40">Ecrire "entrer votre premiere note"</text:p>
      <text:p text:style-name="P40">lire N1</text:p>
      <text:p text:style-name="P40">Ecrire "entrer votre deuwiéme note"</text:p>
      <text:p text:style-name="P40">lire N2</text:p>
      <text:p text:style-name="P16"><text:span text:style-name="T6">moy</text:span><text:span text:style-name="T22">←</text:span><text:span text:style-name="T21">(N1+</text:span><text:span text:style-name="T24">N2)/2</text:span></text:p>
      <text:p text:style-name="P75">Ecrire "votre moyenne est :", moy</text:p>
      <text:p text:style-name="P68">fin</text:p>
      <text:p text:style-name="P32">Exercice:</text:p>
      <text:p text:style-name="P6">On dispose de trois variables A, B et C. Ecrivez un algorithme transférant à B la valeur de A, à C la valeur de B et à A la valeur de C.</text:p>
      <text:p text:style-name="P6"/>
      <text:p text:style-name="P53">variable </text:p>
      <text:p text:style-name="P41">A est en numérique</text:p>
      <text:p text:style-name="P41">B est en numérique</text:p>
      <text:p text:style-name="P41">C est en numerique</text:p>
      <text:p text:style-name="P53">DEBUT</text:p>
      <text:p text:style-name="P2"><text:span text:style-name="T8">B</text:span><text:span text:style-name="T22">←</text:span><text:span text:style-name="T24">A</text:span></text:p>
      <text:p text:style-name="P17"><text:span text:style-name="T21">C</text:span><text:span text:style-name="T22">←</text:span><text:span text:style-name="T21">B</text:span></text:p>
      <text:p text:style-name="P17"><text:span text:style-name="T21">A</text:span><text:span text:style-name="T22">←</text:span><text:span text:style-name="T21">C</text:span></text:p>
      <text:p text:style-name="P68">fin</text:p>
      <text:p text:style-name="P68"/>
      <text:p text:style-name="P41"><text:soft-page-break/></text:p>
      <text:p text:style-name="P41"/>
      <text:p text:style-name="P32">Exercice :</text:p>
      <text:p text:style-name="P78">Ecrire un algorithme qui permuter les valeurs de deux variables sachant que A←7 et B←2.</text:p>
      <text:p text:style-name="P6"/>
      <text:p text:style-name="P54">Variables</text:p>
      <text:p text:style-name="P42">A est en entier</text:p>
      <text:p text:style-name="P18"><text:span text:style-name="T6">B est e</text:span><text:span text:style-name="T9">n</text:span><text:span text:style-name="T6"> entier</text:span></text:p>
      <text:p text:style-name="P3"><text:span text:style-name="T10">sac </text:span><text:span text:style-name="T9">est en entier</text:span></text:p>
      <text:p text:style-name="P54">Debut</text:p>
      <text:p text:style-name="P19"><text:span text:style-name="T6">A</text:span><text:span text:style-name="T27">←</text:span><text:span text:style-name="T28">7</text:span></text:p>
      <text:p text:style-name="P20"><text:span text:style-name="T26">B</text:span><text:span text:style-name="T27">←</text:span><text:span text:style-name="T28">2</text:span></text:p>
      <text:p text:style-name="P3"><text:span text:style-name="T29">sac</text:span><text:span text:style-name="T27">←</text:span><text:span text:style-name="T28">A </text:span></text:p>
      <text:p text:style-name="P21"><text:span text:style-name="T26">A</text:span><text:span text:style-name="T27">←</text:span><text:span text:style-name="T26">B</text:span></text:p>
      <text:p text:style-name="P3"><text:span text:style-name="T28">b</text:span><text:span text:style-name="T27">←</text:span><text:span text:style-name="T28">C</text:span></text:p>
      <text:p text:style-name="P69">FIN</text:p>
      <text:p text:style-name="P32">Exercice :</text:p>
      <text:p text:style-name="P79">Ecrire l'algorithme et le programme pascal d'un programme qui permet de saisir un entier de 3 chiffres puis affiche la somme de ces 3 chiffres.</text:p>
      <text:p text:style-name="P79">Exemple : pour 145 <text:s/>S=1+4+5=10</text:p>
      <text:p text:style-name="P79">(en utilisant (mod et div))</text:p>
      <text:p text:style-name="P81">variables</text:p>
      <text:p text:style-name="P80">int  est en entier</text:p>
      <text:p text:style-name="P80">A est en entier</text:p>
      <text:p text:style-name="P80">B est en entier</text:p>
      <text:p text:style-name="P80">C est en entier</text:p>
      <text:p text:style-name="P80"><text:soft-page-break/>som est en entier</text:p>
      <text:p text:style-name="P81">DEBUT</text:p>
      <text:p text:style-name="P80">Ecrire "ENTRER UN NOMBRE DE 3 CHIFFRE"</text:p>
      <text:p text:style-name="P80">LIRE int</text:p>
      <text:p text:style-name="P80">si int &gt;99 et int&lt;1000</text:p>
      <text:p text:style-name="P80">alors</text:p>
      <text:p text:style-name="P24"><text:span text:style-name="T6">A</text:span><text:span text:style-name="T27">←</text:span><text:span text:style-name="T26">int div 100</text:span></text:p>
      <text:p text:style-name="P24"><text:span text:style-name="T26">B</text:span><text:span text:style-name="T27">←</text:span><text:span text:style-name="T26">int div 10</text:span><text:span text:style-name="T30"> mod 10</text:span></text:p>
      <text:p text:style-name="P24"><text:span text:style-name="T26">C</text:span><text:span text:style-name="T27">←</text:span><text:span text:style-name="T26">int mod 10</text:span></text:p>
      <text:p text:style-name="P24"><text:span text:style-name="T26">som</text:span><text:span text:style-name="T27">←</text:span><text:span text:style-name="T26">A+B+C</text:span></text:p>
      <text:p text:style-name="P83">Ecrire "la somme est :", som</text:p>
      <text:p text:style-name="P83">sinon</text:p>
      <text:p text:style-name="P83">Ecrire "Nombre non valide"</text:p>
      <text:p text:style-name="P85">FIN</text:p>
      <text:p text:style-name="P85"/>
      <text:p text:style-name="P86">PROGRAMME</text:p>
      <text:p text:style-name="P86">VAR</text:p>
      <text:p text:style-name="P86">A, B, C ,som : integer ;</text:p>
      <text:p text:style-name="P86">BEGIN</text:p>
      <text:p text:style-name="P86"><text:span text:style-name="T38">writeln(‘</text:span><text:span text:style-name="T3"> </text:span><text:span text:style-name="T5">ENTRER UN NOMBRE DE 3 CHIFFRE’</text:span><text:span text:style-name="T4">)</text:span></text:p>
      <text:p text:style-name="P82">readln(‘int’)</text:p>
      <text:p text:style-name="P82">if int&gt;99 and int&lt;1000 then</text:p>
      <text:p text:style-name="P88"><text:soft-page-break/><text:span text:style-name="T6">A</text:span><text:span text:style-name="T27">:=</text:span><text:span text:style-name="T26">int div 100</text:span></text:p>
      <text:p text:style-name="P88"><text:span text:style-name="T26">B</text:span><text:span text:style-name="T27">:=</text:span><text:span text:style-name="T26">int div 10</text:span><text:span text:style-name="T30"> mod 10</text:span></text:p>
      <text:p text:style-name="P88"><text:span text:style-name="T26">C</text:span><text:span text:style-name="T27">:=</text:span><text:span text:style-name="T26">int mod 10</text:span></text:p>
      <text:p text:style-name="P88"><text:span text:style-name="T26">som</text:span><text:span text:style-name="T27">:=</text:span><text:span text:style-name="T26">A+B+C</text:span></text:p>
      <text:p text:style-name="P89"><text:span text:style-name="T32">w</text:span><text:span text:style-name="T31">riteln(‘</text:span><text:span text:style-name="T32">la somme est :’, som</text:span><text:span text:style-name="T31">)</text:span></text:p>
      <text:p text:style-name="P84">e<text:span text:style-name="T37">lse</text:span></text:p>
      <text:p text:style-name="P89"><text:span text:style-name="T32">w</text:span><text:span text:style-name="T31">riteln(</text:span><text:span text:style-name="T32"> ‘Nombre non valide’</text:span><text:span text:style-name="T31">)</text:span></text:p>
      <text:p text:style-name="P87"><text:span text:style-name="T25">E</text:span><text:span text:style-name="T21">ND</text:span></text:p>
      <text:p text:style-name="P82"/>
      <text:p text:style-name="P82"/>
      <text:p text:style-name="P85"/>
      <text:p text:style-name="P79"/>
      <text:p text:style-name="P79"/>
      <text:p text:style-name="P79"/>
      <text:p text:style-name="P79"/>
      <text:p text:style-name="P79"/>
      <text:p text:style-name="P32">Exercise:</text:p>
      <text:p text:style-name="P6">Ecrire un algorithme qui lit le prix HT(hors Taxe) d’un article, le nombre d’article et le taux de TVA et qui fournit le prix total TTC correspondant faire en sorte que des libelle apparaissent clairement</text:p>
      <text:p text:style-name="P6"/>
      <text:p text:style-name="P6"/>
      <text:p text:style-name="P6"/>
      <text:p text:style-name="P6"><text:soft-page-break/></text:p>
      <text:p text:style-name="P6"/>
      <text:p text:style-name="P55">variables</text:p>
      <text:p text:style-name="P43">HT EST EN NUMÉRIQUE</text:p>
      <text:p text:style-name="P43">NB EST EN NUMÉRIQUE</text:p>
      <text:p text:style-name="P43">TVA EST EN NUMÉRIQUE</text:p>
      <text:p text:style-name="P44">TTC EST EN NUMÉRIQUE</text:p>
      <text:p text:style-name="P55">debut</text:p>
      <text:p text:style-name="P22"><text:span text:style-name="T6">Ecrire "</text:span><text:span text:style-name="T11">entrer le prix hors tax"</text:span></text:p>
      <text:p text:style-name="P45">lire HT</text:p>
      <text:p text:style-name="P44"/>
      <text:p text:style-name="P45">Ecrire"enter le nombre d’article"</text:p>
      <text:p text:style-name="P46"/>
      <text:p text:style-name="P46"/>
      <text:p text:style-name="P45">lire NB</text:p>
      <text:p text:style-name="P46">Ecrire "entrer le taux du TVA"</text:p>
      <text:p text:style-name="P46">lireTVA</text:p>
      <text:p text:style-name="P23"><text:span text:style-name="T6">TTC</text:span><text:span text:style-name="T27">←</text:span><text:span text:style-name="T26">(HT+TVA)/NB</text:span></text:p>
      <text:p text:style-name="P77">Ecrire"Votre TTC <text:s/>est :", TTC</text:p>
      <text:p text:style-name="P70">FIN</text:p>
      <text:p text:style-name="P46"/>
      <text:p text:style-name="P6"/>
      <text:p text:style-name="P6"/>
      <text:p text:style-name="P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Roboto" svg:font-family="Roboto" style:font-pitch="variable"/>
    <style:font-face style:name="Arial" svg:font-family="Arial" style:font-family-generic="roman" style:font-pitch="variable"/>
    <style:font-face style:name="Nova Mono" svg:font-family="'Nova Mono'" style:font-family-generic="roman" style:font-pitch="variable"/>
    <style:font-face style:name="Roboto1"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va Mono1" svg:font-family="'Nova Mono'"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18T10:38:22.773354179</dc:date>
    <meta:editing-duration>PT3H45M10S</meta:editing-duration>
    <meta:editing-cycles>7</meta:editing-cycles>
    <meta:generator>LibreOffice/6.3.4.2$Linux_X86_64 LibreOffice_project/30$Build-2</meta:generator>
    <meta:document-statistic meta:table-count="0" meta:image-count="0" meta:object-count="0" meta:page-count="10" meta:paragraph-count="226" meta:word-count="831" meta:character-count="4214" meta:non-whitespace-character-count="3596"/>
  </office:meta>
</office:document-meta>
</file>